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CASES</text:p>
          </table:table-cell>
          <table:table-cell table:number-columns-repeated="5"/>
          <table:table-cell office:value-type="string">
            <text:p>RESUL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TATIC MEMBER FUNCTION IN MOTHER CLASS</text:p>
          </table:table-cell>
          <table:table-cell table:number-columns-repeated="5"/>
          <table:table-cell office:value-type="string">
            <text:p>ERROR : (WORKS SAME AS OVERRIDEN FXN) CAN'T OVERRIDE MEMBER FX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TATIC MEMBER FXN IN CHILD CLASS <text:s/></text:p>
          </table:table-cell>
          <table:table-cell table:number-columns-repeated="5"/>
          <table:table-cell office:value-type="string">
            <text:p>ERROR :(AS OVERRIDE) CAN'T OVERRIDE STATIC FUNCTION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TATIC MEM FXN IN BOTH PARENT AND CHILD CLASS</text:p>
          </table:table-cell>
          <table:table-cell table:number-columns-repeated="5"/>
          <table:table-cell office:value-type="string">
            <text:p>GIVES RESULT AC/ THEIR OWN MEMBER FXNS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@OVERRIDE</text:p>
          </table:table-cell>
          <table:table-cell table:number-columns-repeated="5"/>
          <table:table-cell office:value-type="string">
            <text:p>CAN'T OVERRIDE AN STATIC FX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2">02/02/2023</text:date>, <text:time>16:4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 tet</meta:initial-creator>
    <meta:creation-date>2023-02-02T16:34:42.47</meta:creation-date>
    <dc:date>2023-02-02T16:46:08.55</dc:date>
    <meta:editing-duration>PT8M29S</meta:editing-duration>
    <meta:editing-cycles>2</meta:editing-cycles>
    <meta:generator>OpenOffice/4.0.1$Win32 OpenOffice.org_project/401m5$Build-9714</meta:generator>
    <meta:document-statistic meta:table-count="3" meta:cell-count="10" meta:object-count="0"/>
  </office:meta>
</office:document-meta>
</file>